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P19" style:family="paragraph" style:parent-style-name="Standard">
      <style:text-properties officeooo:paragraph-rsid="0053be56"/>
    </style:style>
    <style:style style:name="P20" style:family="paragraph" style:parent-style-name="Standard">
      <style:text-properties officeooo:rsid="0053be56" officeooo:paragraph-rsid="0053be56"/>
    </style:style>
    <style:style style:name="P21" style:family="paragraph" style:parent-style-name="Standard">
      <style:text-properties officeooo:rsid="004f4b29" officeooo:paragraph-rsid="0053be56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  <style:style style:name="T33" style:family="text">
      <style:text-properties officeooo:rsid="0053be56"/>
    </style:style>
    <style:style style:name="T34" style:family="text">
      <style:text-properties officeooo:rsid="005448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9"><text:soft-page-break/>### Tag <text:span text:style-name="T33">20</text:span> – <text:span text:style-name="T33">2</text:span><text:span text:style-name="T30">. </text:span><text:span text:style-name="T32">Januar</text:span><text:span text:style-name="T30"> 202</text:span><text:span text:style-name="T32">6</text:span></text:p>
      <text:p text:style-name="P19"/>
      <text:p text:style-name="P19">- **Tagesziel:** <text:s/></text:p>
      <text:p text:style-name="P20">Tag-1-Prompt / <text:span text:style-name="T34">Tag-2-Prompt</text:span></text:p>
      <text:p text:style-name="P19"/>
      <text:p text:style-name="P19">- **Ergebnis:** <text:s/></text:p>
      <text:p text:style-name="P19"><text:s text:c="2"/>✅ Erledigt</text:p>
      <text:p text:style-name="P19"/>
      <text:p text:style-name="P21">- **Beweis:** <text:s/></text:p>
      <text:p text:style-name="P21"><text:a xlink:type="simple" xlink:href="https://www.notion.so/KI-PROMPT-TAG-1-2dce3450b06980beb7e6c0eec98e51d4?source=copy_link" text:style-name="Internet_20_link" text:visited-style-name="Visited_20_Internet_20_Link">https://www.notion.so/KI-PROMPT-TAG-1-2dce3450b06980beb7e6c0eec98e51d4?source=copy_link</text:a></text:p>
      <text:p text:style-name="P21"/>
      <text:p text:style-name="P21"><text:a xlink:type="simple" xlink:href="https://www.notion.so/KI-PROMPT-TAG-2-2dce3450b06980f68256f9f1f7ba7be8?source=copy_link" text:style-name="Internet_20_link" text:visited-style-name="Visited_20_Internet_20_Link">https://www.notion.so/KI-PROMPT-TAG-2-2dce3450b06980f68256f9f1f7ba7be8?source=copy_link</text:a></text:p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02T08:44:57.011253151</dc:date>
    <meta:editing-duration>PT7H45M47S</meta:editing-duration>
    <meta:editing-cycles>64</meta:editing-cycles>
    <meta:generator>LibreOffice/25.8.3.2$Linux_X86_64 LibreOffice_project/580$Build-2</meta:generator>
    <meta:document-statistic meta:table-count="0" meta:image-count="0" meta:object-count="0" meta:page-count="8" meta:paragraph-count="222" meta:word-count="1148" meta:character-count="9195" meta:non-whitespace-character-count="8007"/>
  </office:meta>
</office:document-meta>
</file>